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officeooo:rsid="0003fa17" officeooo:paragraph-rsid="0003fa17"/>
    </style:style>
    <style:style style:name="P2" style:family="paragraph" style:parent-style-name="Standard">
      <style:paragraph-properties fo:text-align="center" style:justify-single-word="false"/>
      <style:text-properties style:font-name="Times New Roman" fo:font-size="16pt" fo:font-weight="bold" officeooo:rsid="0003fa17" officeooo:paragraph-rsid="0003fa17"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2pt" fo:font-weight="normal" officeooo:rsid="0003fa17" officeooo:paragraph-rsid="0003fa1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03fa17" officeooo:paragraph-rsid="0003fa1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08a0c9" officeooo:paragraph-rsid="0008a0c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03fa17"/>
    </style:style>
    <style:style style:name="P7" style:family="paragraph" style:parent-style-name="Standard">
      <style:paragraph-properties fo:text-align="start" style:justify-single-word="false"/>
      <style:text-properties officeooo:paragraph-rsid="00206469"/>
    </style:style>
    <style:style style:name="T1" style:family="text">
      <style:text-properties officeooo:rsid="0008a0c9"/>
    </style:style>
    <style:style style:name="T2" style:family="text">
      <style:text-properties officeooo:rsid="00097bb4"/>
    </style:style>
    <style:style style:name="T3" style:family="text">
      <style:text-properties officeooo:rsid="000a5230"/>
    </style:style>
    <style:style style:name="T4" style:family="text">
      <style:text-properties style:font-name="Times New Roman" fo:font-size="12pt" fo:font-weight="normal" officeooo:rsid="0003fa17" style:font-size-asian="10.5pt" style:font-weight-asian="normal" style:font-size-complex="12pt" style:font-weight-complex="normal"/>
    </style:style>
    <style:style style:name="T5" style:family="text">
      <style:text-properties style:font-name="Times New Roman" fo:font-size="12pt" fo:font-weight="normal" officeooo:rsid="0008a0c9" style:font-size-asian="10.5pt" style:font-weight-asian="normal" style:font-size-complex="12pt" style:font-weight-complex="normal"/>
    </style:style>
    <style:style style:name="T6" style:family="text">
      <style:text-properties style:font-name="Times New Roman" fo:font-size="12pt" fo:font-weight="normal" officeooo:rsid="001a630f" style:font-size-asian="10.5pt" style:font-weight-asian="normal" style:font-size-complex="12pt" style:font-weight-complex="normal"/>
    </style:style>
    <style:style style:name="T7" style:family="text">
      <style:text-properties style:font-name="Times New Roman" fo:font-size="12pt" fo:font-weight="normal" officeooo:rsid="001bbd29" style:font-size-asian="10.5pt" style:font-weight-asian="normal" style:font-size-complex="12pt" style:font-weight-complex="normal"/>
    </style:style>
    <style:style style:name="T8" style:family="text">
      <style:text-properties style:font-name="Times New Roman" fo:font-size="12pt" fo:font-weight="normal" officeooo:rsid="001c1bd4" style:font-size-asian="10.5pt" style:font-weight-asian="normal" style:font-size-complex="12pt" style:font-weight-complex="normal"/>
    </style:style>
    <style:style style:name="T9" style:family="text">
      <style:text-properties style:font-name="Times New Roman" fo:font-size="12pt" fo:font-weight="normal" officeooo:rsid="00206469" style:font-size-asian="10.5pt" style:font-weight-asian="normal" style:font-size-complex="12pt" style:font-weight-complex="normal"/>
    </style:style>
    <style:style style:name="T10" style:family="text">
      <style:text-properties style:font-name="Times New Roman" fo:font-size="12pt" fo:font-weight="normal" officeooo:rsid="0021c912" style:font-size-asian="10.5pt" style:font-weight-asian="normal" style:font-size-complex="12pt" style:font-weight-complex="normal"/>
    </style:style>
    <style:style style:name="T11" style:family="text">
      <style:text-properties style:font-name="Times New Roman" fo:font-size="12pt" fo:font-weight="normal" officeooo:rsid="00229647" style:font-size-asian="10.5pt" style:font-weight-asian="normal" style:font-size-complex="12pt" style:font-weight-complex="normal"/>
    </style:style>
    <style:style style:name="T12" style:family="text">
      <style:text-properties fo:color="#000000" style:font-name="Times New Roman" fo:font-size="12pt" fo:font-weight="normal" officeooo:rsid="001bbd29" fo:background-color="transparent" loext:char-shading-value="0"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vid Fantin</text:p>
      <text:p text:style-name="P1">ID: 1525813</text:p>
      <text:p text:style-name="P1">CS-3053</text:p>
      <text:p text:style-name="P1">3/1/202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S Project 1 Repo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ask 1: <text:span text:style-name="T1">Implementing the join() method</text:span></text:p>
      <text:p text:style-name="P3"/>
      <text:p text:style-name="P5"><text:tab/>The idea behind join is <text:span text:style-name="T3">that you have one thread A (the current thread) that wants to join with another thread B by calling B.join(), which should sleep the current thread until B is finished executing then wake up A. To solve this problem I went to the join method in the KThread class. Reading the hint page for this this project was EXTREMELY helpful (I don’t think I could have completed it otherwise). The first thing I did was to chart out on a piece of paper what I needed to do (basically what I explained before). Then was on to the code itself. To make it easier for me, I decided to make 2 different variables (A and B) of type KThread, with A being the current thread (like in the hints page) and B was simply “this.” Then I needed to disable interrupts, since we will be calling sleep. When disabling interrupts I was originally going to do it the boolean way like the hints suggested, but after writing Machine.interrupt() I saw that eclipse gave me the prompt of disable() and enable(), which made more sense to me so I used them instead. I then needed to find a way to check if B was finished or not, because if it is not finished, then we need to sleep A. Looking through KThreads I found statusFinished. So it was pretty easy to just do if ((the status of B) != statusFinished) which checks if B is finished. I then needed a way to put A to sleep but also keep track of it, to do this I created a new ThreadQueue called JQ and put A on it. Note: I had to get help from the lab in figuring out the syntax for this. Then I just slept A and re-enabled interrupts. Now the first part was done. Now was on to the finish method to wake up A after B finished. To do so was much more difficult than the first part. I had to first check and see if any threads had been slept from the join method I wrote. To do so I just need to check and see if my JQ had any elements on it, so I had an if statement to check and see if it wasn’t empty. I then created a temporary KThread variable take the first element in the JQ. I then popped it off of the queue and put it on the ready queue and had to set JQ equal to null because I kept getting errors (I had to go into the lab to figure that out). Then I kept getting a null pointer exception, so I finally had to check if my temporary variable actually contained anything in order to not get this error. Now the first task was complete.</text:span></text:p>
      <text:p text:style-name="P3"/>
      <text:p text:style-name="P3">Task 2: <text:span text:style-name="T1">Condition Variables</text:span></text:p>
      <text:p text:style-name="P3"/>
      <text:p text:style-name="P6"><text:span text:style-name="T4"><text:tab/></text:span><text:span text:style-name="T5">This was defiantly the easiest part of this project. The goal was to implement sleep(), wake(), and wakeAll() in the Condition2 class w</text:span><text:span text:style-name="T7">ithout</text:span><text:span text:style-name="T5"> semaphores. To solve this task I defiantly took advantage of the Condition class to see how it was done with semaphores. I started with sleep(). This one was simple, all I did was first release the lock (so I the method could even run) then disabled interrupts. I then needed to add the current thread to the waitQueue (like the condition class did) then sleep the current thread re-enable the interrupts and acquire the lock. Next was wake</text:span><text:span text:style-name="T6">()</text:span><text:span text:style-name="T5">. Just like in condition, I checked if the waitQueue was empty or not (since we want something to wake up). If there was something on it, the code continued. I disabled interrupts, s</text:span><text:span text:style-name="T6">ent the first item to the ready queue</text:span><text:span text:style-name="T5">, then removed it from the queue. </text:span><text:span text:style-name="T6">I then re-enabled interrupts and that was the end of wake. For wakeAll(), I honestly just copied the code from Condition, which was just to have a while loop instead of in if statement that wouldn’t finish until all the threads were off the waitQueue, and just called wake().</text:span></text:p>
      <text:p text:style-name="P3"/>
      <text:p text:style-name="P3">Task 3: <text:span text:style-name="T1">Implementing the Alarm Class</text:span></text:p>
      <text:p text:style-name="P3"/>
      <text:p text:style-name="P6"><text:span text:style-name="T4"><text:tab/></text:span><text:span text:style-name="T6">The alarm class was the toughest for me for some reason. For the longest time I thought I needed to keep the while loop in the wait until method, but then I went to the lab and got that cleared up. So the first thing I needed to accomplish was to put the current thread to sleep but still retain the wakeTime and a reference to the thread being but to sleep. I did this by creating a subclass called Tuple, which contains the variables of types long (for the wake time) and KThread (for the </text:span><text:soft-page-break/><text:span text:style-name="T6">threadpointer). I then needed a way to store multiple of these on a single queue, so I decided to import Linked Lists and created a new one of type Tuple called SavedInfo. Then back in waitUntil I created a temporary tuple that contained wakeTime and the current thread and added it to SavedInfo, and finally put the current thread to sleep and enabled interrupts. Now it was on to waking up the </text:span><text:span text:style-name="T7">threads in SavedInfo in the timerInterrupt() method. I needed a way to iterate through SavedInfo so I had a simple for loop. I then created a temperary tuple and set it equal to savedinfo.get(size - current index). Then I had an if statement (like the sheet said) that checked if the </text:span><text:span text:style-name="T12">wakeUpTime &lt; the current time (although James told me &lt;= so I did that instead) and if it passed I disabled interrupts, put the thread in the temp tuple on the ready queue and removed it. Finally enabling the interrupts.</text:span></text:p>
      <text:p text:style-name="P3"><text:tab/></text:p>
      <text:p text:style-name="P3"/>
      <text:p text:style-name="P3">Task 4: <text:span text:style-name="T2">Communication</text:span></text:p>
      <text:p text:style-name="P3"/>
      <text:p text:style-name="P7"><text:span text:style-name="T4"><text:tab/></text:span><text:span text:style-name="T8">This part was also very challenging, and I don’t think I would have figured it out without Jame’s help in the lab. The idea behind this task was to have a speaker method send a one word message and a listener method to read it. The way I though about it was with a mailbox, with the speaker putting the word in the mailbox and the listener takes it out of the mailbox. The catch is that we couldn’t use semaphores, instead we had to use Condition Variables. The first thing I needed to do set up a Lock to be used by both methods, as well as 2 condition variables of type Condition2 (the class we finished in task 2) so that I didn’t use any semaphores. I also decided (with help from the lab) to use 2 integers which act as “counters” for when the speaker speaks and when the listener listens (but t</text:span><text:span text:style-name="T9">hey are</text:span><text:span text:style-name="T8"> basically there to improve synchronization to tell when the methods have been called) </text:span><text:span text:style-name="T9">and I created a linked list called the MailBox that the speaker will add the words to</text:span><text:span text:style-name="T8">. I t</text:span><text:span text:style-name="T9">hen </text:span><text:span text:style-name="T8">started with the speak() method. </text:span><text:span text:style-name="T9">I first acquired the lock and, because it was called, incremented the speaker counter by 1. Then I had to add the word to the mailbox linked list to make it available to the listener method. Now was time for the condition variable (that I didn’t understand until James explained it) I had to check if there were no active listeners, and there w</text:span><text:span text:style-name="T10">ere not</text:span><text:span text:style-name="T9">, I had to sleep the speaker condition variable. </text:span><text:span text:style-name="T10">After having that I incremented the speakers by -1 and (attempted) to wake the listener condition variable to have it running. Then I released the lock. For the listener class it was a similar idea. I had to acquire the lock, increment listeners by 1 (which causes the CV in speak to work) </text:span><text:span text:style-name="T11">and finally implement a condition variable that checked if there was anything in the mailbox and whether or not the speaker had been active. If there was nothing in the mailbox and the speaker had not been called, the condition variable had to be put to sleep (since it couldn’t listen to anything). Then it was time to just increment the listener count by -1, wake the speaker condition variable (since listen is done) and release the lock. The last thing to do for the lock was to return h e word off of the list, I did this by returning Mailbox.remove(), which pops the first one off the lis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1T01:33:21.075000000</meta:creation-date>
    <dc:date>2020-03-04T03:28:31.775000000</dc:date>
    <meta:editing-duration>PT13M19S</meta:editing-duration>
    <meta:editing-cycles>6</meta:editing-cycles>
    <meta:generator>LibreOffice/6.3.4.2$Windows_X86_64 LibreOffice_project/60da17e045e08f1793c57c00ba83cdfce946d0aa</meta:generator>
    <meta:document-statistic meta:table-count="0" meta:image-count="0" meta:object-count="0" meta:page-count="3" meta:paragraph-count="14" meta:word-count="1388" meta:character-count="7381" meta:non-whitespace-character-count="6001"/>
  </office:meta>
</office:document-meta>
</file>